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BenjaminPrince/P8_Cr-ez_une_application_web_de_location_immobili-re_avec_React_Prince_Benjamin/tree/main/app-kasa" text:style-name="Internet_20_link" text:visited-style-name="Visited_20_Internet_20_Link">https://github.com/BenjaminPrince/P8_Cr-ez_une_application_web_de_location_immobili-re_avec_React_Prince_Benjamin/tree/main/app-kasa</text:a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1T13:08:49.181000000</meta:creation-date>
    <dc:date>2024-05-01T13:10:46.492000000</dc:date>
    <meta:editing-duration>PT1M57S</meta:editing-duration>
    <meta:editing-cycles>1</meta:editing-cycles>
    <meta:document-statistic meta:table-count="0" meta:image-count="0" meta:object-count="0" meta:page-count="1" meta:paragraph-count="1" meta:word-count="1" meta:character-count="133" meta:non-whitespace-character-count="132"/>
    <meta:generator>LibreOffice/24.2.2.2$Windows_X86_64 LibreOffice_project/d56cc158d8a96260b836f100ef4b4ef25d6f1a01</meta:generator>
  </office:meta>
</office:document-meta>
</file>